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101" svg:font-family="LMRoman10"/>
    <style:font-face style:name="LMRoman102" svg:font-family="LMRoman10" style:font-adornments="Regular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LMRoman10" svg:font-family="LMRoman10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WenQuanYi Micro Hei2" svg:font-family="'WenQuanYi Micro Hei'" style:font-pitch="variable"/>
    <style:font-face style:name="durselinvenice2015" svg:font-family="durselinvenice2015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0.651cm"/>
    </style:style>
    <style:style style:name="gr5" style:family="graphic" style:parent-style-name="standard">
      <style:graphic-properties draw:stroke="none" svg:stroke-color="#000000" draw:fill="none" draw:fill-color="#ffffff" fo:min-height="0.849cm"/>
    </style:style>
    <style:style style:name="gr6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draw:marker-end="Arrow" draw:marker-end-width="0.1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4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729fcf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stroke="none" svg:stroke-color="#000000" draw:fill="none" draw:fill-color="#ffffff" fo:min-height="1.2cm"/>
    </style:style>
    <style:style style:name="gr15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stroke="none" svg:stroke-color="#000000" draw:fill="none" draw:fill-color="#ffffff" fo:min-height="0.95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2.846cm"/>
    </style:style>
    <style:style style:name="gr19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1.072cm"/>
    </style:style>
    <style:style style:name="gr23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4" style:family="graphic" style:parent-style-name="objectwithoutfill">
      <style:graphic-properties draw:marker-start="" draw:marker-end="Arrow" draw:marker-end-width="0.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MRoman10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style:font-name="LMRoman10" fo:font-size="24pt" style:font-size-asian="24pt" style:font-size-complex="24pt"/>
    </style:style>
    <style:style style:name="P5" style:family="paragraph">
      <style:paragraph-properties fo:line-height="100%" fo:text-align="center"/>
      <style:text-properties style:font-name="LMRoman10" fo:font-size="12pt" fo:font-style="normal" style:font-size-asian="12pt" style:font-style-asian="normal" style:font-size-complex="12pt" style:font-style-complex="normal"/>
    </style:style>
    <style:style style:name="P6" style:family="paragraph">
      <style:text-properties style:font-name="LMRoman10" fo:font-weight="bold" style:font-weight-asian="bold" style:font-weight-complex="bold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center"/>
      <style:text-properties style:font-name="LMRoman10"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line-height="100%" fo:text-align="center"/>
      <style:text-properties style:font-name="LMRoman10" fo:font-size="13pt" fo:font-style="normal" style:font-size-asian="13pt" style:font-style-asian="normal" style:font-size-complex="13pt" style:font-style-complex="normal"/>
    </style:style>
    <style:style style:name="P10" style:family="paragraph">
      <style:paragraph-properties fo:text-align="center"/>
      <style:text-properties fo:color="#666666" style:font-name="durselinvenice2015"/>
    </style:style>
    <style:style style:name="P11" style:family="paragraph">
      <style:paragraph-properties fo:text-align="center"/>
      <style:text-properties fo:color="#666666" style:font-name="durselinvenice2015" fo:font-size="36pt" style:font-size-asian="36pt" style:font-size-complex="36pt"/>
    </style:style>
    <style:style style:name="P12" style:family="paragraph">
      <style:text-properties style:font-name="LMRoman10" fo:font-size="14pt" style:font-size-asian="14pt" style:font-size-complex="14pt"/>
    </style:style>
    <style:style style:name="P13" style:family="paragraph">
      <style:paragraph-properties fo:line-height="100%" fo:text-align="start"/>
      <style:text-properties style:font-name="LMRoman10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font-name="LMRoman10"/>
    </style:style>
    <style:style style:name="T2" style:family="text">
      <style:text-properties style:font-name="LMRoman10" fo:font-style="italic" style:font-style-asian="italic" style:font-style-complex="italic"/>
    </style:style>
    <style:style style:name="T3" style:family="text">
      <style:text-properties style:text-position="-13% 58%" style:font-name="LMRoman10" fo:font-style="italic" style:font-style-asian="italic" style:font-style-complex="italic"/>
    </style:style>
    <style:style style:name="T4" style:family="text">
      <style:text-properties style:font-name="LMRoman10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LMRoman10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LMRoman10" fo:font-size="12pt" fo:font-style="italic" style:font-name-asian="FreeSans2" style:font-size-asian="12pt" style:font-style-asian="italic" style:font-name-complex="FreeSans2" style:font-size-complex="12pt" style:font-style-complex="italic"/>
    </style:style>
    <style:style style:name="T7" style:family="text">
      <style:text-properties style:text-position="-13% 58%" style:font-name="LMRoman10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-13% 58%" style:font-name="LMRoman10" fo:font-size="12pt" fo:font-style="italic" style:font-name-asian="FreeSans2" style:font-size-asian="12pt" style:font-style-asian="italic" style:font-name-complex="FreeSans2" style:font-size-complex="12pt" style:font-style-complex="italic"/>
    </style:style>
    <style:style style:name="T9" style:family="text">
      <style:text-properties style:text-position="-13% 58%" style:font-name="LMRoman102" fo:font-size="12pt" fo:font-style="italic" style:font-name-asian="LMRoman102" style:font-size-asian="12pt" style:font-style-asian="italic" style:font-name-complex="LMRoman102" style:font-size-complex="12pt" style:font-style-complex="italic"/>
    </style:style>
    <style:style style:name="T10" style:family="text">
      <style:text-properties style:font-name="LMRoman102" fo:font-size="12pt" fo:font-style="italic" style:font-name-asian="LMRoman102" style:font-size-asian="12pt" style:font-style-asian="italic" style:font-name-complex="LMRoman102" style:font-size-complex="12pt" style:font-style-complex="italic"/>
    </style:style>
    <style:style style:name="T11" style:family="text">
      <style:text-properties style:font-name="LMRoman10" fo:font-weight="bold" style:font-weight-asian="bold" style:font-weight-complex="bold"/>
    </style:style>
    <style:style style:name="T12" style:family="text">
      <style:text-properties style:font-name="LMRoman10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LMRoman10" fo:font-size="12pt" fo:font-style="italic" style:font-size-asian="12pt" style:font-style-asian="italic" style:font-size-complex="12pt" style:font-style-complex="italic"/>
    </style:style>
    <style:style style:name="T14" style:family="text">
      <style:text-properties style:font-name="LMRoman10" fo:font-size="13pt" fo:font-style="normal" style:font-size-asian="13pt" style:font-style-asian="normal" style:font-size-complex="13pt" style:font-style-complex="normal"/>
    </style:style>
    <style:style style:name="T15" style:family="text">
      <style:text-properties style:font-name="LMRoman10" fo:font-size="13pt" fo:font-style="italic" style:font-name-asian="FreeSans2" style:font-size-asian="13pt" style:font-style-asian="italic" style:font-name-complex="FreeSans2" style:font-size-complex="13pt" style:font-style-complex="italic"/>
    </style:style>
    <style:style style:name="T16" style:family="text">
      <style:text-properties style:text-position="-13% 58%" style:font-name="LMRoman10" fo:font-size="13pt" fo:font-style="italic" style:font-size-asian="13pt" style:font-style-asian="italic" style:font-size-complex="13pt" style:font-style-complex="italic"/>
    </style:style>
    <style:style style:name="T17" style:family="text">
      <style:text-properties style:font-name="LMRoman10" fo:font-size="13pt" fo:font-style="italic" style:font-size-asian="13pt" style:font-style-asian="italic" style:font-size-complex="13pt" style:font-style-complex="italic"/>
    </style:style>
    <style:style style:name="T18" style:family="text">
      <style:text-properties style:text-position="-13% 58%" style:font-name="LMRoman10" fo:font-size="13pt" fo:font-style="italic" style:font-name-asian="FreeSans2" style:font-size-asian="13pt" style:font-style-asian="italic" style:font-name-complex="FreeSans2" style:font-size-complex="13pt" style:font-style-complex="italic"/>
    </style:style>
    <style:style style:name="T19" style:family="text">
      <style:text-properties style:text-position="-13% 58%" style:font-name="LMRoman102" fo:font-size="13pt" fo:font-style="italic" style:font-name-asian="LMRoman102" style:font-size-asian="13pt" style:font-style-asian="italic" style:font-name-complex="LMRoman102" style:font-size-complex="13pt" style:font-style-complex="italic"/>
    </style:style>
    <style:style style:name="T20" style:family="text">
      <style:text-properties style:font-name="LMRoman102" fo:font-size="13pt" fo:font-style="italic" style:font-name-asian="LMRoman102" style:font-size-asian="13pt" style:font-style-asian="italic" style:font-name-complex="LMRoman102" style:font-size-complex="13pt" style:font-style-complex="italic"/>
    </style:style>
    <style:style style:name="T21" style:family="text">
      <style:text-properties fo:color="#666666" style:font-name="durselinvenice2015"/>
    </style:style>
    <style:style style:name="T22" style:family="text">
      <style:text-properties fo:color="#666666" style:font-name="durselinvenice2015" fo:font-size="36pt" style:font-size-asian="36pt" style:font-size-complex="36pt"/>
    </style:style>
    <style:style style:name="T23" style:family="text">
      <style:text-properties style:font-name="LMRoman10" fo:font-size="14pt" style:font-size-asian="14pt" style:font-size-complex="14pt"/>
    </style:style>
    <style:style style:name="T24" style:family="text">
      <style:text-properties style:font-name="LMRoman1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7" draw:id="id7" draw:layer="layout" svg:width="2.7cm" svg:height="0.7cm" svg:x="1.9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8.7cm" svg:x="1.4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3cm" svg:y="2cm">
          <draw:text-box>
            <text:p><text:span text:style-name="T1">Open Data Portal </text:span><text:span text:style-name="T2">m</text:span></text:p>
          </draw:text-box>
        </draw:frame>
        <draw:custom-shape draw:style-name="gr2" draw:text-style-name="P1" draw:layer="layout" svg:width="3cm" svg:height="2.9cm" svg:x="2.4cm" svg:y="3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xml:id="id16" draw:id="id16" draw:layer="layout" svg:width="3cm" svg:height="2.061cm" svg:x="2.4cm" svg:y="4cm">
          <draw:text-box>
            <text:p text:style-name="P3"><text:span text:style-name="T1">Dataset </text:span></text:p>
            <text:p text:style-name="P3"><text:span text:style-name="T2">m</text:span><text:span text:style-name="T3">1</text:span></text:p>
          </draw:text-box>
        </draw:frame>
        <draw:custom-shape draw:style-name="gr2" draw:text-style-name="P1" draw:layer="layout" svg:width="3cm" svg:height="2.9cm" svg:x="6.999cm" svg:y="3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7.099cm" svg:y="3.999cm">
          <draw:text-box>
            <text:p text:style-name="P3"><text:span text:style-name="T1">Dataset </text:span></text:p>
            <text:p text:style-name="P3"><text:span text:style-name="T2">m</text:span><text:span text:style-name="T3">D</text:span></text:p>
          </draw:text-box>
        </draw:frame>
        <draw:frame draw:style-name="gr4" draw:text-style-name="P4" draw:layer="layout" svg:width="3cm" svg:height="1.45cm" svg:x="4.7cm" svg:y="4.15cm">
          <draw:text-box>
            <text:p text:style-name="P3"><text:span text:style-name="T4">...</text:span></text:p>
          </draw:text-box>
        </draw:frame>
        <draw:frame draw:style-name="gr5" draw:text-style-name="P5" draw:layer="layout" svg:width="3.1cm" svg:height="1.099cm" svg:x="1.7cm" svg:y="7.001cm">
          <draw:text-box>
            <text:p text:style-name="P3"><text:span text:style-name="T5">Local Tag </text:span><text:span text:style-name="T6">μ</text:span><text:span text:style-name="T7">1</text:span></text:p>
          </draw:text-box>
        </draw:frame>
        <draw:custom-shape draw:style-name="gr1" draw:text-style-name="P1" xml:id="id5" draw:id="id5" draw:layer="layout" svg:width="2.7cm" svg:height="0.7cm" svg:x="4.8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4.6cm" svg:y="7.002cm">
          <draw:text-box>
            <text:p text:style-name="P3"><text:span text:style-name="T5">Local Tag </text:span><text:span text:style-name="T6">μ</text:span><text:span text:style-name="T8">2</text:span></text:p>
          </draw:text-box>
        </draw:frame>
        <draw:custom-shape draw:style-name="gr1" draw:text-style-name="P1" xml:id="id3" draw:id="id3" draw:layer="layout" svg:width="2.7cm" svg:height="0.7cm" svg:x="7.7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7.5cm" svg:y="7.002cm">
          <draw:text-box>
            <text:p text:style-name="P3"><text:span text:style-name="T5">Local Tag </text:span><text:span text:style-name="T6">μ</text:span><text:span text:style-name="T8">3</text:span></text:p>
          </draw:text-box>
        </draw:frame>
        <draw:custom-shape draw:style-name="gr1" draw:text-style-name="P1" xml:id="id1" draw:id="id1" draw:layer="layout" svg:width="2.7cm" svg:height="0.7cm" svg:x="4.8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4.6cm" svg:y="9.002cm">
          <draw:text-box>
            <text:p text:style-name="P3"><text:span text:style-name="T5">Local Tag </text:span><text:span text:style-name="T6">μ</text:span><text:span text:style-name="T9">Μ</text:span></text:p>
          </draw:text-box>
        </draw:frame>
        <draw:frame draw:style-name="gr4" draw:text-style-name="P4" draw:layer="layout" svg:width="3cm" svg:height="1.45cm" draw:transform="rotate (-1.57603231455088) translate (7.333cm 6.979cm)">
          <draw:text-box>
            <text:p text:style-name="P3"><text:span text:style-name="T4">...</text:span></text:p>
          </draw:text-box>
        </draw:frame>
        <draw:custom-shape draw:style-name="gr2" draw:text-style-name="P1" draw:layer="layout" svg:width="9.8cm" svg:height="17.701cm" svg:x="14.699cm" svg:y="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17.299cm" svg:y="1.999cm">
          <draw:text-box>
            <text:p><text:span text:style-name="T1">Tag Server </text:span><text:span text:style-name="T2">S</text:span></text:p>
          </draw:text-box>
        </draw:frame>
        <draw:custom-shape draw:style-name="gr6" draw:text-style-name="P1" xml:id="id4" draw:id="id4" draw:layer="layout" svg:width="3.048cm" svg:height="0.7cm" svg:x="16.226cm" svg:y="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6cm" svg:y="3.7cm">
          <draw:text-box>
            <text:p text:style-name="P3"><text:span text:style-name="T5">&lt;GloballTag</text:span><text:span text:style-name="T7">a</text:span><text:span text:style-name="T5">&gt;</text:span></text:p>
          </draw:text-box>
        </draw:frame>
        <draw:frame draw:style-name="gr4" draw:text-style-name="P4" draw:layer="layout" svg:width="3cm" svg:height="1.45cm" draw:transform="rotate (-1.57603231455088) translate (18.932cm 5.678cm)">
          <draw:text-box>
            <text:p text:style-name="P3"><text:span text:style-name="T4">...</text:span></text:p>
          </draw:text-box>
        </draw:frame>
        <draw:custom-shape draw:style-name="gr6" draw:text-style-name="P1" xml:id="id6" draw:id="id6" draw:layer="layout" svg:width="3.048cm" svg:height="0.7cm" svg:x="16.22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6cm" svg:y="4.701cm">
          <draw:text-box>
            <text:p text:style-name="P3"><text:span text:style-name="T5">&lt;CentralTag</text:span><text:span text:style-name="T7">b</text:span><text:span text:style-name="T5">&gt;</text:span></text:p>
          </draw:text-box>
        </draw:frame>
        <draw:custom-shape draw:style-name="gr6" draw:text-style-name="P1" xml:id="id8" draw:id="id8" draw:layer="layout" svg:width="3.048cm" svg:height="0.7cm" svg:x="16.226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6cm" svg:y="5.701cm">
          <draw:text-box>
            <text:p text:style-name="P3"><text:span text:style-name="T5">&lt;CentralTag</text:span><text:span text:style-name="T7">c</text:span><text:span text:style-name="T5">&gt;</text:span></text:p>
          </draw:text-box>
        </draw:frame>
        <draw:custom-shape draw:style-name="gr6" draw:text-style-name="P1" xml:id="id2" draw:id="id2" draw:layer="layout" svg:width="3.048cm" svg:height="0.7cm" svg:x="16.226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6cm" svg:y="7.701cm">
          <draw:text-box>
            <text:p text:style-name="P3"><text:span text:style-name="T5">&lt;CentralTag</text:span><text:span text:style-name="T7">T</text:span><text:span text:style-name="T5">&gt;</text:span></text:p>
          </draw:text-box>
        </draw:frame>
        <draw:g>
          <draw:custom-shape draw:style-name="gr2" draw:text-style-name="P1" draw:layer="layout" svg:width="2.5cm" svg:height="0.8cm" svg:x="21.3cm" svg:y="3.36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cm" svg:height="1.099cm" svg:x="20.8cm" svg:y="3.301cm">
            <draw:text-box>
              <text:p text:style-name="P3"><text:span text:style-name="T5">Description</text:span></text:p>
            </draw:text-box>
          </draw:frame>
        </draw:g>
        <draw:path draw:style-name="gr7" draw:text-style-name="P1" draw:layer="layout" svg:width="7.952cm" svg:height="3.893cm" draw:transform="skewX (-0.125838239068791) rotate (-1.1388273369263) translate (19.3000011988169cm 5.99999925205929cm)" svg:viewBox="0 0 7953 3894" svg:d="M0 0c5250-3 7953 3894 7953 3894">
          <text:p/>
        </draw:path>
        <draw:frame draw:style-name="gr5" draw:text-style-name="P5" draw:layer="layout" svg:width="3.5cm" svg:height="1.099cm" svg:x="17cm" svg:y="9.324cm">
          <draw:text-box>
            <text:p text:style-name="P3"><text:span text:style-name="T5">&lt;owl:sameAs&gt;</text:span></text:p>
          </draw:text-box>
        </draw:frame>
        <draw:frame draw:style-name="gr5" draw:text-style-name="P5" draw:layer="layout" svg:width="3.5cm" svg:height="1.099cm" svg:x="17cm" svg:y="10.025cm">
          <draw:text-box>
            <text:p text:style-name="P3"><text:span text:style-name="T5">&lt;skos:broader&gt;</text:span></text:p>
          </draw:text-box>
        </draw:frame>
        <draw:frame draw:style-name="gr5" draw:text-style-name="P5" draw:layer="layout" svg:width="3.7cm" svg:height="1.099cm" svg:x="16.8cm" svg:y="10.703cm">
          <draw:text-box>
            <text:p text:style-name="P3"><text:span text:style-name="T5">&lt;skos:narrower&gt;</text:span></text:p>
          </draw:text-box>
        </draw:frame>
        <draw:frame draw:style-name="gr4" draw:text-style-name="P4" draw:layer="layout" svg:width="3cm" svg:height="1.45cm" draw:transform="rotate (-1.57603231455088) translate (19.632cm 10.5cm)">
          <draw:text-box>
            <text:p text:style-name="P3"><text:span text:style-name="T4">...</text:span></text:p>
          </draw:text-box>
        </draw:frame>
        <draw:g>
          <draw:custom-shape draw:style-name="gr2" draw:text-style-name="P1" draw:layer="layout" svg:width="2.5cm" svg:height="0.8cm" svg:x="21.3cm" svg:y="4.36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5cm" svg:height="1.099cm" svg:x="20.8cm" svg:y="4.302cm">
            <draw:text-box>
              <text:p text:style-name="P3"><text:span text:style-name="T5">Language</text:span></text:p>
            </draw:text-box>
          </draw:frame>
        </draw:g>
        <draw:frame draw:style-name="gr4" draw:text-style-name="P4" draw:layer="layout" svg:width="3cm" svg:height="1.45cm" draw:transform="rotate (-1.57603231455088) translate (23.532cm 4.478cm)">
          <draw:text-box>
            <text:p text:style-name="P3"><text:span text:style-name="T4">...</text:span></text:p>
          </draw:text-box>
        </draw:frame>
        <draw:path draw:style-name="gr8" draw:text-style-name="P1" draw:layer="layout" svg:width="2.216cm" svg:height="1.021cm" draw:transform="rotate (1.04265969514141) translate (19.2999999952702cm 5.19999999724058cm)" svg:viewBox="0 0 2217 1022" svg:d="M0 0c1389 0 2217 1022 2217 1022">
          <text:p/>
        </draw:path>
        <draw:path draw:style-name="gr8" draw:text-style-name="P1" draw:layer="layout" svg:width="1.291cm" svg:height="0.593cm" draw:transform="skewX (-0.849102681095241) rotate (0.526565835326689) translate (19.2989999299982cm 5.17499998616465cm)" svg:viewBox="0 0 1292 594" svg:d="M0 0c810 0 1292 594 1292 594">
          <text:p/>
        </draw:path>
        <draw:line draw:style-name="gr9" draw:text-style-name="P1" draw:layer="layout" svg:x1="3.8cm" svg:y1="6.2cm" svg:x2="3.8cm" svg:y2="7.1cm">
          <text:p/>
        </draw:line>
        <draw:line draw:style-name="gr9" draw:text-style-name="P1" draw:layer="layout" svg:x1="5.2cm" svg:y1="6cm" svg:x2="5.2cm" svg:y2="7.098cm">
          <text:p/>
        </draw:line>
        <draw:line draw:style-name="gr9" draw:text-style-name="P1" draw:layer="layout" svg:x1="8.65cm" svg:y1="6.199cm" svg:x2="8.65cm" svg:y2="7.099cm">
          <text:p/>
        </draw:line>
        <draw:line draw:style-name="gr9" draw:text-style-name="P1" draw:layer="layout" svg:x1="7.15cm" svg:y1="5.999cm" svg:x2="7.15cm" svg:y2="7.097cm">
          <text:p/>
        </draw:line>
        <draw:connector draw:style-name="gr10" draw:text-style-name="P1" draw:layer="layout" draw:type="curve" svg:x1="7.5cm" svg:y1="9.451cm" svg:x2="16.226cm" svg:y2="8.15cm" draw:start-shape="id1" draw:start-glue-point="1" draw:end-shape="id2" draw:end-glue-point="3" svg:d="M7500 9451c6546 0 2183-1301 8726-1301" svg:viewBox="0 0 8727 1302">
          <text:p/>
        </draw:connector>
        <draw:connector draw:style-name="gr10" draw:text-style-name="P1" draw:layer="layout" draw:type="curve" draw:line-skew="-0.414cm" svg:x1="10.4cm" svg:y1="7.451cm" svg:x2="16.226cm" svg:y2="4.149cm" draw:start-shape="id3" draw:start-glue-point="1" draw:end-shape="id4" svg:d="M10400 7451c3750 0 837-3302 5826-3302" svg:viewBox="0 0 5827 3303">
          <text:p/>
        </draw:connector>
        <draw:connector draw:style-name="gr10" draw:text-style-name="P1" draw:layer="layout" draw:type="curve" draw:line-skew="-0.191cm 2.351cm" svg:x1="6.15cm" svg:y1="7.801cm" svg:x2="16.226cm" svg:y2="5.15cm" draw:start-shape="id5" draw:start-glue-point="2" draw:end-shape="id6" draw:end-glue-point="3" svg:d="M6150 7801c0 466 4033 389 5798-390s1262-2261 4278-2261" svg:viewBox="0 0 10077 2940">
          <text:p/>
        </draw:connector>
        <draw:connector draw:style-name="gr10" draw:text-style-name="P1" draw:layer="layout" draw:type="curve" draw:line-skew="0cm 4.336cm" svg:x1="3.25cm" svg:y1="7.8cm" svg:x2="16.226cm" svg:y2="6.15cm" draw:start-shape="id7" draw:start-glue-point="2" draw:end-shape="id8" draw:end-glue-point="3" svg:d="M3250 7800c0 753 5750 628 8441 27s2321-1677 4535-1677" svg:viewBox="0 0 12977 2173">
          <text:p/>
        </draw:connector>
        <draw:custom-shape draw:style-name="gr1" draw:text-style-name="P1" xml:id="id14" draw:id="id14" draw:layer="layout" svg:width="2.7cm" svg:height="0.7cm" svg:x="1.899cm" svg:y="16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8.7cm" svg:x="1.399cm" svg:y="10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2.999cm" svg:y="10.999cm">
          <draw:text-box>
            <text:p><text:span text:style-name="T1">Open Data Portal </text:span><text:span text:style-name="T2">n</text:span></text:p>
          </draw:text-box>
        </draw:frame>
        <draw:custom-shape draw:style-name="gr2" draw:text-style-name="P1" draw:layer="layout" svg:width="3cm" svg:height="2.9cm" svg:x="2.399cm" svg:y="12.2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2.399cm" svg:y="12.999cm">
          <draw:text-box>
            <text:p text:style-name="P3"><text:span text:style-name="T1">Dataset </text:span></text:p>
            <text:p text:style-name="P3"><text:span text:style-name="T2">n</text:span><text:span text:style-name="T3">1</text:span></text:p>
          </draw:text-box>
        </draw:frame>
        <draw:custom-shape draw:style-name="gr2" draw:text-style-name="P1" draw:layer="layout" svg:width="3cm" svg:height="2.9cm" svg:x="6.998cm" svg:y="12.2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7.098cm" svg:y="12.998cm">
          <draw:text-box>
            <text:p text:style-name="P3"><text:span text:style-name="T1">Dataset </text:span></text:p>
            <text:p text:style-name="P3"><text:span text:style-name="T2">n</text:span><text:span text:style-name="T3">D</text:span></text:p>
          </draw:text-box>
        </draw:frame>
        <draw:frame draw:style-name="gr4" draw:text-style-name="P4" draw:layer="layout" svg:width="3cm" svg:height="1.45cm" svg:x="4.699cm" svg:y="13.149cm">
          <draw:text-box>
            <text:p text:style-name="P3"><text:span text:style-name="T4">...</text:span></text:p>
          </draw:text-box>
        </draw:frame>
        <draw:frame draw:style-name="gr5" draw:text-style-name="P5" draw:layer="layout" svg:width="3.1cm" svg:height="1.099cm" svg:x="1.699cm" svg:y="16cm">
          <draw:text-box>
            <text:p text:style-name="P3"><text:span text:style-name="T5">Local Tag </text:span><text:span text:style-name="T10">ŋ</text:span><text:span text:style-name="T7">1</text:span></text:p>
          </draw:text-box>
        </draw:frame>
        <draw:custom-shape draw:style-name="gr1" draw:text-style-name="P1" xml:id="id12" draw:id="id12" draw:layer="layout" svg:width="2.7cm" svg:height="0.7cm" svg:x="4.799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4.599cm" svg:y="16.001cm">
          <draw:text-box>
            <text:p text:style-name="P3"><text:span text:style-name="T5">Local Tag </text:span><text:span text:style-name="T10">ŋ</text:span><text:span text:style-name="T8">2</text:span></text:p>
          </draw:text-box>
        </draw:frame>
        <draw:custom-shape draw:style-name="gr1" draw:text-style-name="P1" xml:id="id11" draw:id="id11" draw:layer="layout" svg:width="2.7cm" svg:height="0.7cm" svg:x="7.699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7.499cm" svg:y="16.001cm">
          <draw:text-box>
            <text:p text:style-name="P3"><text:span text:style-name="T5">Local Tag </text:span><text:span text:style-name="T10">ŋ</text:span><text:span text:style-name="T8">3</text:span></text:p>
          </draw:text-box>
        </draw:frame>
        <draw:custom-shape draw:style-name="gr1" draw:text-style-name="P1" xml:id="id9" draw:id="id9" draw:layer="layout" svg:width="2.7cm" svg:height="0.7cm" svg:x="4.799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4.599cm" svg:y="18.001cm">
          <draw:text-box>
            <text:p text:style-name="P3"><text:span text:style-name="T5">Local Tag </text:span><text:span text:style-name="T10">ŋ</text:span><text:span text:style-name="T9">N</text:span></text:p>
          </draw:text-box>
        </draw:frame>
        <draw:frame draw:style-name="gr4" draw:text-style-name="P4" draw:layer="layout" svg:width="3cm" svg:height="1.45cm" draw:transform="rotate (-1.57603231455088) translate (7.332cm 15.978cm)">
          <draw:text-box>
            <text:p text:style-name="P3"><text:span text:style-name="T4">...</text:span></text:p>
          </draw:text-box>
        </draw:frame>
        <draw:frame draw:style-name="gr4" draw:text-style-name="P4" draw:layer="layout" svg:width="3cm" svg:height="1.45cm" draw:transform="rotate (-1.57603231455088) translate (18.931cm 14.677cm)">
          <draw:text-box>
            <text:p text:style-name="P3"><text:span text:style-name="T4">...</text:span></text:p>
          </draw:text-box>
        </draw:frame>
        <draw:custom-shape draw:style-name="gr6" draw:text-style-name="P1" xml:id="id13" draw:id="id13" draw:layer="layout" svg:width="3.048cm" svg:height="0.7cm" svg:x="16.225cm" svg:y="1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5.999cm" svg:y="13.7cm">
          <draw:text-box>
            <text:p text:style-name="P3"><text:span text:style-name="T5">&lt;CentralTag</text:span><text:span text:style-name="T7">y</text:span><text:span text:style-name="T5">&gt;</text:span></text:p>
          </draw:text-box>
        </draw:frame>
        <draw:custom-shape draw:style-name="gr6" draw:text-style-name="P1" xml:id="id15" draw:id="id15" draw:layer="layout" svg:width="3.048cm" svg:height="0.7cm" svg:x="16.225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5.999cm" svg:y="14.7cm">
          <draw:text-box>
            <text:p text:style-name="P3"><text:span text:style-name="T5">&lt;CentralTag</text:span><text:span text:style-name="T7">z</text:span><text:span text:style-name="T5">&gt;</text:span></text:p>
          </draw:text-box>
        </draw:frame>
        <draw:custom-shape draw:style-name="gr6" draw:text-style-name="P1" xml:id="id10" draw:id="id10" draw:layer="layout" svg:width="3.048cm" svg:height="0.7cm" svg:x="16.225cm" svg:y="16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5cm" svg:height="1.099cm" svg:x="15.999cm" svg:y="16.7cm">
          <draw:text-box>
            <text:p text:style-name="P3"><text:span text:style-name="T5">&lt;CentralTag</text:span><text:span text:style-name="T7">U</text:span><text:span text:style-name="T5">&gt;</text:span></text:p>
          </draw:text-box>
        </draw:frame>
        <draw:line draw:style-name="gr9" draw:text-style-name="P1" draw:layer="layout" svg:x1="3.799cm" svg:y1="15.199cm" svg:x2="3.799cm" svg:y2="16.099cm">
          <text:p/>
        </draw:line>
        <draw:line draw:style-name="gr9" draw:text-style-name="P1" draw:layer="layout" svg:x1="5.199cm" svg:y1="14.999cm" svg:x2="5.199cm" svg:y2="16.097cm">
          <text:p/>
        </draw:line>
        <draw:line draw:style-name="gr9" draw:text-style-name="P1" draw:layer="layout" svg:x1="8.649cm" svg:y1="15.198cm" svg:x2="8.649cm" svg:y2="16.098cm">
          <text:p/>
        </draw:line>
        <draw:line draw:style-name="gr9" draw:text-style-name="P1" draw:layer="layout" svg:x1="7.149cm" svg:y1="14.998cm" svg:x2="7.149cm" svg:y2="16.096cm">
          <text:p/>
        </draw:line>
        <draw:connector draw:style-name="gr10" draw:text-style-name="P1" draw:layer="layout" draw:type="curve" svg:x1="7.499cm" svg:y1="18.45cm" svg:x2="16.225cm" svg:y2="17.149cm" draw:start-shape="id9" draw:start-glue-point="1" draw:end-shape="id10" draw:end-glue-point="3" svg:d="M7499 18450c6546 0 2183-1301 8726-1301" svg:viewBox="0 0 8727 1302">
          <text:p/>
        </draw:connector>
        <draw:connector draw:style-name="gr10" draw:text-style-name="P1" draw:layer="layout" draw:type="curve" svg:x1="10.399cm" svg:y1="16.45cm" svg:x2="16.226cm" svg:y2="8.15cm" draw:start-shape="id11" draw:start-glue-point="1" draw:end-shape="id2" svg:d="M10399 16450c4371 0 1458-8300 5827-8300" svg:viewBox="0 0 5828 8301">
          <text:p/>
        </draw:connector>
        <draw:connector draw:style-name="gr10" draw:text-style-name="P1" draw:layer="layout" draw:type="curve" draw:line-skew="-0.191cm 2.351cm" svg:x1="6.149cm" svg:y1="16.8cm" svg:x2="16.225cm" svg:y2="14.149cm" draw:start-shape="id12" draw:start-glue-point="2" draw:end-shape="id13" draw:end-glue-point="3" svg:d="M6149 16800c0 466 4033 389 5798-390s1262-2261 4278-2261" svg:viewBox="0 0 10077 2940">
          <text:p/>
        </draw:connector>
        <draw:connector draw:style-name="gr10" draw:text-style-name="P1" draw:layer="layout" draw:type="curve" draw:line-skew="0cm 4.336cm" svg:x1="3.249cm" svg:y1="16.799cm" svg:x2="16.225cm" svg:y2="15.149cm" draw:start-shape="id14" draw:start-glue-point="2" draw:end-shape="id15" draw:end-glue-point="3" svg:d="M3249 16799c0 753 5750 628 8441 27s2321-1677 4535-1677" svg:viewBox="0 0 12977 2173">
          <text:p/>
        </draw:connector>
        <draw:path draw:style-name="gr7" draw:text-style-name="P1" draw:layer="layout" svg:width="1.992cm" svg:height="1.13cm" draw:transform="skewX (0.0923279174304999) rotate (-1.03096598915305) translate (19.2990007079577cm 5.99899966019559cm)" svg:viewBox="0 0 1993 1131" svg:d="M0 0c1316-1 1993 1131 1993 1131">
          <text:p/>
        </draw:path>
        <draw:frame draw:style-name="gr3" draw:text-style-name="P6" draw:layer="layout" svg:width="13.3cm" svg:height="1.5cm" svg:x="1.2cm" svg:y="0cm">
          <draw:text-box>
            <text:p><text:span text:style-name="T11">InterTag – Client-Server Architecture</text:span></text:p>
          </draw:text-box>
        </draw:frame>
        <draw:connector draw:style-name="gr10" draw:text-style-name="P1" draw:layer="layout" draw:type="curve" svg:x1="1.899cm" svg:y1="16.449cm" svg:x2="2.4cm" svg:y2="5.03cm" draw:start-shape="id14" draw:start-glue-point="3" draw:end-shape="id16" svg:d="M1899 16449c-751 0-1002-11419 501-11419" svg:viewBox="0 0 1099 11420">
          <text:p/>
        </draw:connector>
        <draw:frame draw:style-name="gr11" draw:text-style-name="P8" draw:layer="layout" svg:width="3.7cm" svg:height="1.259cm" svg:x="0.74cm" svg:y="10.003cm">
          <draw:text-box>
            <text:p text:style-name="P7"><text:span text:style-name="T12">Retrieve </text:span></text:p>
            <text:p text:style-name="P7"><text:span text:style-name="T12">Content</text:span></text:p>
          </draw:text-box>
        </draw:frame>
        <draw:frame draw:style-name="gr11" draw:text-style-name="P8" draw:layer="layout" svg:width="3.7cm" svg:height="0.954cm" svg:x="12.34cm" svg:y="11.204cm">
          <draw:text-box>
            <text:p text:style-name="P7"><text:span text:style-name="T12">If tag exists</text:span></text:p>
          </draw:text-box>
        </draw:frame>
        <draw:frame draw:style-name="gr11" draw:text-style-name="P8" draw:layer="layout" svg:width="2.06cm" svg:height="1.259cm" svg:x="13.04cm" svg:y="13.804cm">
          <draw:text-box>
            <text:p text:style-name="P7"><text:span text:style-name="T12">If tag do not exist</text:span></text:p>
          </draw:text-box>
        </draw:frame>
        <draw:custom-shape draw:style-name="gr12" draw:text-style-name="P1" draw:layer="layout" svg:width="2.7cm" svg:height="0.7cm" svg:x="21.3cm" svg:y="9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801cm" svg:height="1.099cm" svg:x="20.299cm" svg:y="9.301cm">
          <draw:text-box>
            <text:p text:style-name="P3"><text:span text:style-name="T5">&lt;ODP </text:span><text:span text:style-name="T13">m</text:span><text:span text:style-name="T5">&gt;</text:span></text:p>
          </draw:text-box>
        </draw:frame>
        <draw:custom-shape draw:style-name="gr12" draw:text-style-name="P1" draw:layer="layout" svg:width="2.1cm" svg:height="0.7cm" svg:x="21.6cm" svg:y="10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7" draw:id="id17" draw:layer="layout" svg:width="2.7cm" svg:height="0.7cm" svg:x="21.301cm" svg:y="10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801cm" svg:height="1.099cm" svg:x="20.268cm" svg:y="10.318cm">
          <draw:text-box>
            <text:p text:style-name="P3"><text:span text:style-name="T5">&lt;ODP </text:span><text:span text:style-name="T13">n</text:span><text:span text:style-name="T5">&gt;</text:span></text:p>
          </draw:text-box>
        </draw:frame>
        <draw:connector draw:style-name="gr9" draw:text-style-name="P1" draw:layer="layout" draw:type="curve" svg:x1="21.302cm" svg:y1="9.74cm" svg:x2="19.274cm" svg:y2="8.15cm" draw:end-shape="id2" svg:d="M21302 9740c-1144 0-131-1590-2028-1590" svg:viewBox="0 0 2029 1591">
          <text:p/>
        </draw:connector>
        <draw:connector draw:style-name="gr9" draw:text-style-name="P1" draw:layer="layout" draw:type="curve" svg:x1="21.301cm" svg:y1="10.777cm" svg:x2="19.275cm" svg:y2="8.127cm" draw:start-shape="id17" draw:start-glue-point="3" svg:d="M21301 10777c-1894 0-882-2650-2026-2650" svg:viewBox="0 0 2027 2651">
          <text:p/>
        </draw:connector>
        <draw:connector draw:style-name="gr9" draw:text-style-name="P1" draw:layer="layout" draw:type="curve" svg:x1="21.302cm" svg:y1="10.761cm" svg:x2="19.273cm" svg:y2="14.149cm" draw:end-shape="id13" draw:end-glue-point="1" svg:d="M21302 10761c-1144 0-130 3388-2029 3388" svg:viewBox="0 0 2030 3389">
          <text:p/>
        </draw:connector>
      </draw:page>
      <draw:page draw:name="page2" draw:style-name="dp1" draw:master-page-name="Padrão">
        <draw:custom-shape draw:style-name="gr13" draw:text-style-name="P1" draw:layer="layout" svg:width="2.8cm" svg:height="0.7cm" svg:x="1.9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10.2cm" svg:x="1.4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3cm" svg:y="2cm">
          <draw:text-box>
            <text:p><text:span text:style-name="T1">Open Data Portal </text:span><text:span text:style-name="T2">m</text:span></text:p>
          </draw:text-box>
        </draw:frame>
        <draw:custom-shape draw:style-name="gr2" draw:text-style-name="P1" draw:layer="layout" svg:width="3cm" svg:height="2.9cm" svg:x="2.4cm" svg:y="4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2.4cm" svg:y="5.6cm">
          <draw:text-box>
            <text:p text:style-name="P3"><text:span text:style-name="T1">Dataset </text:span></text:p>
            <text:p text:style-name="P3"><text:span text:style-name="T2">m</text:span><text:span text:style-name="T3">1</text:span></text:p>
          </draw:text-box>
        </draw:frame>
        <draw:custom-shape draw:style-name="gr2" draw:text-style-name="P1" draw:layer="layout" svg:width="3cm" svg:height="2.9cm" svg:x="6.999cm" svg:y="4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7.099cm" svg:y="5.599cm">
          <draw:text-box>
            <text:p text:style-name="P3"><text:span text:style-name="T1">Dataset </text:span></text:p>
            <text:p text:style-name="P3"><text:span text:style-name="T2">m</text:span><text:span text:style-name="T3">D</text:span></text:p>
          </draw:text-box>
        </draw:frame>
        <draw:frame draw:style-name="gr4" draw:text-style-name="P4" draw:layer="layout" svg:width="3cm" svg:height="1.45cm" svg:x="4.7cm" svg:y="5.75cm">
          <draw:text-box>
            <text:p text:style-name="P3"><text:span text:style-name="T4">...</text:span></text:p>
          </draw:text-box>
        </draw:frame>
        <draw:frame draw:style-name="gr5" draw:text-style-name="P9" draw:layer="layout" svg:width="3.2cm" svg:height="1.099cm" svg:x="1.7cm" svg:y="8.601cm">
          <draw:text-box>
            <text:p text:style-name="P3"><text:span text:style-name="T14">Local Tag </text:span><text:span text:style-name="T15">t</text:span><text:span text:style-name="T16">m1</text:span></text:p>
          </draw:text-box>
        </draw:frame>
        <draw:custom-shape draw:style-name="gr13" draw:text-style-name="P1" xml:id="id22" draw:id="id22" draw:layer="layout" svg:width="2.8cm" svg:height="0.7cm" svg:x="4.8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2cm" svg:height="1.099cm" svg:x="4.6cm" svg:y="8.602cm">
          <draw:text-box>
            <text:p text:style-name="P3"><text:span text:style-name="T14">Local Tag </text:span><text:span text:style-name="T17">t</text:span><text:span text:style-name="T18">m2</text:span></text:p>
          </draw:text-box>
        </draw:frame>
        <draw:custom-shape draw:style-name="gr13" draw:text-style-name="P1" xml:id="id20" draw:id="id20" draw:layer="layout" svg:width="2.8cm" svg:height="0.7cm" svg:x="7.7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2cm" svg:height="1.099cm" svg:x="7.5cm" svg:y="8.6cm">
          <draw:text-box>
            <text:p text:style-name="P3"><text:span text:style-name="T14">Local Tag </text:span><text:span text:style-name="T17">t</text:span><text:span text:style-name="T18">m3</text:span></text:p>
          </draw:text-box>
        </draw:frame>
        <draw:custom-shape draw:style-name="gr13" draw:text-style-name="P1" xml:id="id18" draw:id="id18" draw:layer="layout" svg:width="2.8cm" svg:height="0.7cm" svg:x="4.86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3cm" svg:height="1.099cm" svg:x="4.6cm" svg:y="10.602cm">
          <draw:text-box>
            <text:p text:style-name="P3"><text:span text:style-name="T14">Local Tag </text:span><text:span text:style-name="T15">t</text:span><text:span text:style-name="T19">mT</text:span></text:p>
          </draw:text-box>
        </draw:frame>
        <draw:frame draw:style-name="gr14" draw:text-style-name="P4" draw:layer="layout" svg:width="3cm" svg:height="1.45cm" draw:transform="rotate (-1.57620684747608) translate (7.333cm 8.579cm)">
          <draw:text-box>
            <text:p text:style-name="P3"><text:span text:style-name="T4">...</text:span></text:p>
          </draw:text-box>
        </draw:frame>
        <draw:custom-shape draw:style-name="gr2" draw:text-style-name="P1" draw:layer="layout" svg:width="6.201cm" svg:height="17.701cm" svg:x="14.699cm" svg:y="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15.299cm" svg:y="1.999cm">
          <draw:text-box>
            <text:p><text:span text:style-name="T1">Tag Server </text:span><text:span text:style-name="T2">S</text:span></text:p>
          </draw:text-box>
        </draw:frame>
        <draw:custom-shape draw:style-name="gr15" draw:text-style-name="P1" xml:id="id21" draw:id="id21" draw:layer="layout" svg:width="3.048cm" svg:height="0.7cm" svg:x="16.226cm" svg:y="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5cm" svg:height="1.099cm" svg:x="16cm" svg:y="3.7cm">
          <draw:text-box>
            <text:p text:style-name="P3"><text:span text:style-name="T14">&lt;GlobalTag</text:span><text:span text:style-name="T16">1</text:span><text:span text:style-name="T14">&gt;</text:span></text:p>
          </draw:text-box>
        </draw:frame>
        <draw:frame draw:style-name="gr4" draw:text-style-name="P4" draw:layer="layout" svg:width="3cm" svg:height="1.45cm" draw:transform="rotate (-1.57603231455088) translate (18.932cm 5.278cm)">
          <draw:text-box>
            <text:p text:style-name="P3"><text:span text:style-name="T4">...</text:span></text:p>
          </draw:text-box>
        </draw:frame>
        <draw:custom-shape draw:style-name="gr15" draw:text-style-name="P1" xml:id="id23" draw:id="id23" draw:layer="layout" svg:width="3.048cm" svg:height="0.7cm" svg:x="16.22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5cm" svg:height="1.099cm" svg:x="16cm" svg:y="4.701cm">
          <draw:text-box>
            <text:p text:style-name="P3"><text:span text:style-name="T14">&lt;GlobalTag</text:span><text:span text:style-name="T16">2</text:span><text:span text:style-name="T14">&gt;</text:span></text:p>
          </draw:text-box>
        </draw:frame>
        <draw:custom-shape draw:style-name="gr15" draw:text-style-name="P1" xml:id="id19" draw:id="id19" draw:layer="layout" svg:width="3.048cm" svg:height="0.7cm" svg:x="16.226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5cm" svg:height="1.099cm" svg:x="16cm" svg:y="7.701cm">
          <draw:text-box>
            <text:p text:style-name="P3"><text:span text:style-name="T14">&lt;GlobalTag</text:span><text:span text:style-name="T16">x</text:span><text:span text:style-name="T14">&gt;</text:span></text:p>
          </draw:text-box>
        </draw:frame>
        <draw:frame draw:style-name="gr4" draw:text-style-name="P4" draw:layer="layout" svg:width="3cm" svg:height="1.45cm" draw:transform="rotate (-1.57603231455088) translate (18.732cm 9.8cm)">
          <draw:text-box>
            <text:p text:style-name="P3"><text:span text:style-name="T4">...</text:span></text:p>
          </draw:text-box>
        </draw:frame>
        <draw:line draw:style-name="gr9" draw:text-style-name="P1" draw:layer="layout" svg:x1="3.8cm" svg:y1="7.8cm" svg:x2="3.8cm" svg:y2="8.7cm">
          <text:p/>
        </draw:line>
        <draw:line draw:style-name="gr9" draw:text-style-name="P1" draw:layer="layout" svg:x1="5.2cm" svg:y1="7.6cm" svg:x2="5.2cm" svg:y2="8.698cm">
          <text:p/>
        </draw:line>
        <draw:line draw:style-name="gr9" draw:text-style-name="P1" draw:layer="layout" svg:x1="8.65cm" svg:y1="7.799cm" svg:x2="8.65cm" svg:y2="8.699cm">
          <text:p/>
        </draw:line>
        <draw:line draw:style-name="gr9" draw:text-style-name="P1" draw:layer="layout" svg:x1="7.15cm" svg:y1="7.599cm" svg:x2="7.15cm" svg:y2="8.697cm">
          <text:p/>
        </draw:line>
        <draw:connector draw:style-name="gr10" draw:text-style-name="P1" draw:layer="layout" draw:type="curve" svg:x1="7.66cm" svg:y1="11.051cm" svg:x2="16.226cm" svg:y2="8.15cm" draw:start-shape="id18" draw:start-glue-point="1" draw:end-shape="id19" draw:end-glue-point="3" svg:d="M7660 11051c6426 0 2143-2901 8566-2901" svg:viewBox="0 0 8567 2902">
          <text:p/>
        </draw:connector>
        <draw:connector draw:style-name="gr10" draw:text-style-name="P1" draw:layer="layout" draw:type="curve" draw:line-skew="-0.414cm" svg:x1="10.5cm" svg:y1="9.051cm" svg:x2="16.226cm" svg:y2="4.149cm" draw:start-shape="id20" draw:start-glue-point="1" draw:end-shape="id21" svg:d="M10500 9051c3675 0 812-4902 5726-4902" svg:viewBox="0 0 5727 4903">
          <text:p/>
        </draw:connector>
        <draw:connector draw:style-name="gr10" draw:text-style-name="P1" draw:layer="layout" draw:type="curve" draw:line-skew="-0.191cm 2.351cm" svg:x1="6.2cm" svg:y1="9.401cm" svg:x2="16.226cm" svg:y2="5.15cm" draw:start-shape="id22" draw:start-glue-point="2" draw:end-shape="id23" draw:end-glue-point="3" svg:d="M6200 9401c0 466 4033 389 5804-790s1281-3461 4222-3461" svg:viewBox="0 0 10027 4518">
          <text:p/>
        </draw:connector>
        <draw:custom-shape draw:style-name="gr13" draw:text-style-name="P1" xml:id="id29" draw:id="id29" draw:layer="layout" svg:width="2.7cm" svg:height="0.7cm" svg:x="1.899cm" svg:y="15.7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6.601cm" svg:x="1.399cm" svg:y="12.9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2.999cm" svg:y="13.199cm">
          <draw:text-box>
            <text:p><text:span text:style-name="T1">Open Data Portal </text:span><text:span text:style-name="T2">n</text:span></text:p>
          </draw:text-box>
        </draw:frame>
        <draw:frame draw:style-name="gr16" draw:text-style-name="P4" draw:layer="layout" svg:width="3cm" svg:height="1.45cm" svg:x="4.8cm" svg:y="13.85cm">
          <draw:text-box>
            <text:p text:style-name="P3"><text:span text:style-name="T4">...</text:span></text:p>
          </draw:text-box>
        </draw:frame>
        <draw:frame draw:style-name="gr5" draw:text-style-name="P9" draw:layer="layout" svg:width="3.1cm" svg:height="1.099cm" svg:x="1.699cm" svg:y="15.7cm">
          <draw:text-box>
            <text:p text:style-name="P3"><text:span text:style-name="T14">Local Tag </text:span><text:span text:style-name="T20">t</text:span><text:span text:style-name="T16">n1</text:span></text:p>
          </draw:text-box>
        </draw:frame>
        <draw:custom-shape draw:style-name="gr13" draw:text-style-name="P1" xml:id="id27" draw:id="id27" draw:layer="layout" svg:width="2.7cm" svg:height="0.7cm" svg:x="4.863cm" svg:y="15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201cm" svg:height="1.099cm" svg:x="4.599cm" svg:y="15.701cm">
          <draw:text-box>
            <text:p text:style-name="P3"><text:span text:style-name="T14">Local Tag </text:span><text:span text:style-name="T20">t</text:span><text:span text:style-name="T18">n2</text:span></text:p>
          </draw:text-box>
        </draw:frame>
        <draw:custom-shape draw:style-name="gr13" draw:text-style-name="P1" xml:id="id26" draw:id="id26" draw:layer="layout" svg:width="2.7cm" svg:height="0.7cm" svg:x="7.826cm" svg:y="15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301cm" svg:height="1.099cm" svg:x="7.499cm" svg:y="15.701cm">
          <draw:text-box>
            <text:p text:style-name="P3"><text:span text:style-name="T14">Local Tag </text:span><text:span text:style-name="T20">t</text:span><text:span text:style-name="T18">n3</text:span></text:p>
          </draw:text-box>
        </draw:frame>
        <draw:custom-shape draw:style-name="gr13" draw:text-style-name="P1" xml:id="id24" draw:id="id24" draw:layer="layout" svg:width="2.901cm" svg:height="0.7cm" svg:x="4.799cm" svg:y="17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301cm" svg:height="1.099cm" svg:x="4.599cm" svg:y="17.701cm">
          <draw:text-box>
            <text:p text:style-name="P3"><text:span text:style-name="T14">Local Tag </text:span><text:span text:style-name="T20">t</text:span><text:span text:style-name="T19">nT'</text:span></text:p>
          </draw:text-box>
        </draw:frame>
        <draw:frame draw:style-name="gr4" draw:text-style-name="P4" draw:layer="layout" svg:width="3cm" svg:height="1.45cm" draw:transform="rotate (-1.57603231455088) translate (18.931cm 14.677cm)">
          <draw:text-box>
            <text:p text:style-name="P3"><text:span text:style-name="T4">...</text:span></text:p>
          </draw:text-box>
        </draw:frame>
        <draw:custom-shape draw:style-name="gr15" draw:text-style-name="P1" xml:id="id28" draw:id="id28" draw:layer="layout" svg:width="3.048cm" svg:height="0.7cm" svg:x="16.225cm" svg:y="13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5cm" svg:height="1.099cm" svg:x="15.999cm" svg:y="13.7cm">
          <draw:text-box>
            <text:p text:style-name="P3"><text:span text:style-name="T14">&lt;GlobalTag</text:span><text:span text:style-name="T16">y</text:span><text:span text:style-name="T14">&gt;</text:span></text:p>
          </draw:text-box>
        </draw:frame>
        <draw:custom-shape draw:style-name="gr15" draw:text-style-name="P1" xml:id="id30" draw:id="id30" draw:layer="layout" svg:width="3.048cm" svg:height="0.7cm" svg:x="16.225cm" svg:y="14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5cm" svg:height="1.099cm" svg:x="16.099cm" svg:y="14.7cm">
          <draw:text-box>
            <text:p text:style-name="P3"><text:span text:style-name="T14">&lt;GlobalTag</text:span><text:span text:style-name="T16">z</text:span><text:span text:style-name="T14">&gt;</text:span></text:p>
          </draw:text-box>
        </draw:frame>
        <draw:custom-shape draw:style-name="gr15" draw:text-style-name="P1" xml:id="id25" draw:id="id25" draw:layer="layout" svg:width="3.048cm" svg:height="0.7cm" svg:x="16.225cm" svg:y="16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3.5cm" svg:height="1.099cm" svg:x="15.999cm" svg:y="16.7cm">
          <draw:text-box>
            <text:p text:style-name="P3"><text:span text:style-name="T14">&lt;GlobalTag</text:span><text:span text:style-name="T16">G</text:span><text:span text:style-name="T14">&gt;</text:span></text:p>
          </draw:text-box>
        </draw:frame>
        <draw:connector draw:style-name="gr10" draw:text-style-name="P1" draw:layer="layout" draw:type="curve" svg:x1="7.7cm" svg:y1="18.15cm" svg:x2="16.225cm" svg:y2="17.149cm" draw:start-shape="id24" draw:start-glue-point="1" draw:end-shape="id25" draw:end-glue-point="3" svg:d="M7700 18150c6394 0 2132-1001 8525-1001" svg:viewBox="0 0 8526 1002">
          <text:p/>
        </draw:connector>
        <draw:connector draw:style-name="gr10" draw:text-style-name="P1" draw:layer="layout" draw:type="curve" svg:x1="10.526cm" svg:y1="16.15cm" svg:x2="16.226cm" svg:y2="8.15cm" draw:start-shape="id26" draw:start-glue-point="1" draw:end-shape="id19" svg:d="M10526 16150c4276 0 1427-8000 5700-8000" svg:viewBox="0 0 5701 8001">
          <text:p/>
        </draw:connector>
        <draw:connector draw:style-name="gr10" draw:text-style-name="P1" draw:layer="layout" draw:type="curve" draw:line-skew="-0.191cm 2.351cm" svg:x1="6.213cm" svg:y1="16.5cm" svg:x2="16.225cm" svg:y2="14.149cm" draw:start-shape="id27" draw:start-glue-point="2" draw:end-shape="id28" draw:end-glue-point="3" svg:d="M6213 16500c0 466 4017 389 5778-315s1266-2036 4234-2036" svg:viewBox="0 0 10013 2646">
          <text:p/>
        </draw:connector>
        <draw:connector draw:style-name="gr10" draw:text-style-name="P1" draw:layer="layout" draw:type="curve" draw:line-skew="0cm 4.336cm" svg:x1="3.249cm" svg:y1="16.499cm" svg:x2="16.225cm" svg:y2="15.149cm" draw:start-shape="id29" draw:start-glue-point="2" draw:end-shape="id30" draw:end-glue-point="3" svg:d="M3249 16499c0 753 5750 628 8441 102s2321-1452 4535-1452" svg:viewBox="0 0 12977 1881">
          <text:p/>
        </draw:connector>
        <draw:connector draw:style-name="gr7" draw:text-style-name="P1" draw:layer="layout" draw:type="curve" svg:x1="19.273cm" svg:y1="14.149cm" svg:x2="19.274cm" svg:y2="5.15cm" draw:start-shape="id28" draw:end-shape="id23" draw:end-glue-point="1" svg:d="M19273 14149c754 0 754-8999 1-8999" svg:viewBox="0 0 567 9000">
          <text:p/>
        </draw:connector>
        <draw:custom-shape draw:style-name="gr17" draw:text-style-name="P1" draw:layer="layout" svg:width="3.3cm" svg:height="1cm" svg:x="1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2cm" svg:height="1.099cm" svg:x="1.9cm" svg:y="3.302cm">
          <draw:text-box>
            <text:p text:style-name="P3"><text:span text:style-name="T14">Group g</text:span><text:span text:style-name="T16">1</text:span></text:p>
          </draw:text-box>
        </draw:frame>
        <draw:custom-shape draw:style-name="gr17" draw:text-style-name="P1" draw:layer="layout" svg:width="3.3cm" svg:height="1cm" svg:x="7.5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3.2cm" svg:height="1.099cm" svg:x="7.601cm" svg:y="3.302cm">
          <draw:text-box>
            <text:p text:style-name="P3"><text:span text:style-name="T14">Group g</text:span><text:span text:style-name="T16">G</text:span></text:p>
          </draw:text-box>
        </draw:frame>
        <draw:line draw:style-name="gr9" draw:text-style-name="P1" draw:layer="layout" svg:x1="8.3cm" svg:y1="4.9cm" svg:x2="8.641cm" svg:y2="4.28cm">
          <text:p/>
        </draw:line>
        <draw:line draw:style-name="gr9" draw:text-style-name="P1" draw:layer="layout" svg:x1="4.1cm" svg:y1="4.9cm" svg:x2="3.7cm" svg:y2="4.3cm">
          <text:p/>
        </draw:line>
        <draw:line draw:style-name="gr9" draw:text-style-name="P1" draw:layer="layout" svg:x1="4.551cm" svg:y1="4.936cm" svg:x2="7.8cm" svg:y2="4.1cm">
          <text:p/>
        </draw:line>
        <draw:frame draw:style-name="gr4" draw:text-style-name="P4" draw:layer="layout" svg:width="3cm" svg:height="1.45cm" svg:x="4.7cm" svg:y="2.75cm">
          <draw:text-box>
            <text:p text:style-name="P3"><text:span text:style-name="T4">...</text:span></text:p>
          </draw:text-box>
        </draw:frame>
      </draw:page>
      <draw:page draw:name="page3" draw:style-name="dp1" draw:master-page-name="Padrão">
        <draw:frame draw:style-name="gr18" draw:text-style-name="P10" draw:layer="layout" svg:width="5.327cm" svg:height="3.096cm" svg:x="8.873cm" svg:y="9.411cm">
          <draw:text-box>
            <text:p text:style-name="P1"><text:span text:style-name="T21">Semantic Tags for Open</text:span></text:p>
            <text:p text:style-name="P1"><text:span text:style-name="T21">Data Portals</text:span></text:p>
          </draw:text-box>
        </draw:frame>
        <draw:frame draw:style-name="gr18" draw:text-style-name="P11" draw:layer="layout" svg:width="5.327cm" svg:height="3.096cm" svg:x="8.849cm" svg:y="5.511cm">
          <draw:text-box>
            <text:p text:style-name="P1"><text:span text:style-name="T22">STODaP</text:span></text:p>
          </draw:text-box>
        </draw:frame>
        <draw:custom-shape draw:style-name="gr19" draw:text-style-name="P1" xml:id="id31" draw:id="id31" draw:layer="layout" svg:width="0.9cm" svg:height="0.9cm" svg:x="9.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9cm" svg:height="0.9cm" svg:x="11.3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2" draw:id="id32" draw:layer="layout" svg:width="0.9cm" svg:height="0.9cm" svg:x="12.6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0.269cm" svg:y1="8.231cm" svg:x2="11.432cm" svg:y2="7.77cm" draw:start-shape="id31" draw:start-glue-point="11" svg:d="M10269 8231h733l430-461" svg:viewBox="0 0 1164 462">
          <text:p/>
        </draw:connector>
        <draw:connector draw:style-name="gr20" draw:text-style-name="P1" draw:layer="layout" draw:type="lines" svg:x1="10.269cm" svg:y1="8.869cm" svg:x2="12.601cm" svg:y2="8.551cm" draw:start-shape="id31" draw:start-glue-point="9" draw:end-shape="id32" svg:d="M10269 8869h733l999-318h600" svg:viewBox="0 0 2333 319">
          <text:p/>
        </draw:connector>
        <draw:connector draw:style-name="gr20" draw:text-style-name="P1" draw:layer="layout" draw:type="lines" svg:x1="12.732cm" svg:y1="8.232cm" svg:x2="11.751cm" svg:y2="7.901cm" draw:start-shape="id32" draw:start-glue-point="5" svg:d="M12732 8232h-731l-250-331" svg:viewBox="0 0 982 332">
          <text:p/>
        </draw:connector>
      </draw:page>
      <draw:page draw:name="page4" draw:style-name="dp1" draw:master-page-name="Padrão">
        <draw:custom-shape draw:style-name="gr21" draw:text-style-name="P1" draw:layer="layout" svg:width="4cm" svg:height="7.5cm" svg:x="2.6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0.7cm" svg:x="15.1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8.7cm" svg:x="14.6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16.2cm" svg:y="2cm">
          <draw:text-box>
            <text:p><text:span text:style-name="T1">Open Data Portal </text:span><text:span text:style-name="T2">m</text:span></text:p>
          </draw:text-box>
        </draw:frame>
        <draw:custom-shape draw:style-name="gr2" draw:text-style-name="P1" draw:layer="layout" svg:width="3cm" svg:height="2.9cm" svg:x="15.6cm" svg:y="3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15.6cm" svg:y="4cm">
          <draw:text-box>
            <text:p text:style-name="P3"><text:span text:style-name="T1">Dataset </text:span></text:p>
            <text:p text:style-name="P3"><text:span text:style-name="T2">m</text:span><text:span text:style-name="T3">1</text:span></text:p>
          </draw:text-box>
        </draw:frame>
        <draw:custom-shape draw:style-name="gr2" draw:text-style-name="P1" draw:layer="layout" svg:width="3cm" svg:height="2.9cm" svg:x="20.199cm" svg:y="3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20.299cm" svg:y="3.999cm">
          <draw:text-box>
            <text:p text:style-name="P3"><text:span text:style-name="T1">Dataset </text:span></text:p>
            <text:p text:style-name="P3"><text:span text:style-name="T2">m</text:span><text:span text:style-name="T3">D</text:span></text:p>
          </draw:text-box>
        </draw:frame>
        <draw:frame draw:style-name="gr4" draw:text-style-name="P4" draw:layer="layout" svg:width="3cm" svg:height="1.45cm" svg:x="17.9cm" svg:y="4.15cm">
          <draw:text-box>
            <text:p text:style-name="P3"><text:span text:style-name="T4">...</text:span></text:p>
          </draw:text-box>
        </draw:frame>
        <draw:frame draw:style-name="gr5" draw:text-style-name="P5" draw:layer="layout" svg:width="3.1cm" svg:height="1.099cm" svg:x="14.9cm" svg:y="7.001cm">
          <draw:text-box>
            <text:p text:style-name="P3"><text:span text:style-name="T5">Local Tag </text:span><text:span text:style-name="T6">μ</text:span><text:span text:style-name="T7">1</text:span></text:p>
          </draw:text-box>
        </draw:frame>
        <draw:custom-shape draw:style-name="gr1" draw:text-style-name="P1" draw:layer="layout" svg:width="2.7cm" svg:height="0.7cm" svg:x="18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17.8cm" svg:y="7.002cm">
          <draw:text-box>
            <text:p text:style-name="P3"><text:span text:style-name="T5">Local Tag </text:span><text:span text:style-name="T6">μ</text:span><text:span text:style-name="T8">2</text:span></text:p>
          </draw:text-box>
        </draw:frame>
        <draw:custom-shape draw:style-name="gr1" draw:text-style-name="P1" draw:layer="layout" svg:width="2.7cm" svg:height="0.7cm" svg:x="20.9cm" svg:y="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20.7cm" svg:y="7.002cm">
          <draw:text-box>
            <text:p text:style-name="P3"><text:span text:style-name="T5">Local Tag </text:span><text:span text:style-name="T6">μ</text:span><text:span text:style-name="T8">3</text:span></text:p>
          </draw:text-box>
        </draw:frame>
        <draw:custom-shape draw:style-name="gr1" draw:text-style-name="P1" draw:layer="layout" svg:width="2.7cm" svg:height="0.7cm" svg:x="18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17.8cm" svg:y="9.002cm">
          <draw:text-box>
            <text:p text:style-name="P3"><text:span text:style-name="T5">Local Tag </text:span><text:span text:style-name="T6">μ</text:span><text:span text:style-name="T9">Μ</text:span></text:p>
          </draw:text-box>
        </draw:frame>
        <draw:frame draw:style-name="gr4" draw:text-style-name="P4" draw:layer="layout" svg:width="3cm" svg:height="1.45cm" draw:transform="rotate (-1.57603231455088) translate (20.433cm 6.979cm)">
          <draw:text-box>
            <text:p text:style-name="P3"><text:span text:style-name="T4">...</text:span></text:p>
          </draw:text-box>
        </draw:frame>
        <draw:line draw:style-name="gr9" draw:text-style-name="P1" draw:layer="layout" svg:x1="17cm" svg:y1="6.2cm" svg:x2="17cm" svg:y2="7.1cm">
          <text:p/>
        </draw:line>
        <draw:line draw:style-name="gr9" draw:text-style-name="P1" draw:layer="layout" svg:x1="18.4cm" svg:y1="6cm" svg:x2="18.4cm" svg:y2="7.098cm">
          <text:p/>
        </draw:line>
        <draw:line draw:style-name="gr9" draw:text-style-name="P1" draw:layer="layout" svg:x1="21.85cm" svg:y1="6.199cm" svg:x2="21.85cm" svg:y2="7.099cm">
          <text:p/>
        </draw:line>
        <draw:line draw:style-name="gr9" draw:text-style-name="P1" draw:layer="layout" svg:x1="20.35cm" svg:y1="5.999cm" svg:x2="20.35cm" svg:y2="7.097cm">
          <text:p/>
        </draw:line>
        <draw:frame draw:style-name="gr3" draw:text-style-name="P6" draw:layer="layout" svg:width="13.3cm" svg:height="1.5cm" svg:x="1.2cm" svg:y="0cm">
          <draw:text-box>
            <text:p><text:span text:style-name="T11">InterTag – P2P Architecture</text:span></text:p>
          </draw:text-box>
        </draw:frame>
        <draw:custom-shape draw:style-name="gr1" draw:text-style-name="P1" draw:layer="layout" svg:width="2.7cm" svg:height="0.7cm" svg:x="2.499cm" svg:y="7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17.701cm" svg:x="1.999cm" svg:y="1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3.599cm" svg:y="1.999cm">
          <draw:text-box>
            <text:p><text:span text:style-name="T1">Open Data Portal </text:span><text:span text:style-name="T2">p</text:span></text:p>
          </draw:text-box>
        </draw:frame>
        <draw:custom-shape draw:style-name="gr2" draw:text-style-name="P1" draw:layer="layout" svg:width="3cm" svg:height="2.9cm" svg:x="2.999cm" svg:y="3.2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2.999cm" svg:y="3.999cm">
          <draw:text-box>
            <text:p text:style-name="P3"><text:span text:style-name="T1">Dataset </text:span></text:p>
            <text:p text:style-name="P3"><text:span text:style-name="T2">p</text:span><text:span text:style-name="T3">1</text:span></text:p>
          </draw:text-box>
        </draw:frame>
        <draw:custom-shape draw:style-name="gr2" draw:text-style-name="P1" draw:layer="layout" svg:width="3cm" svg:height="2.9cm" svg:x="7.598cm" svg:y="3.2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7.698cm" svg:y="3.998cm">
          <draw:text-box>
            <text:p text:style-name="P3"><text:span text:style-name="T1">Dataset </text:span></text:p>
            <text:p text:style-name="P3"><text:span text:style-name="T2">p</text:span><text:span text:style-name="T3">D</text:span></text:p>
          </draw:text-box>
        </draw:frame>
        <draw:frame draw:style-name="gr4" draw:text-style-name="P4" draw:layer="layout" svg:width="3cm" svg:height="1.45cm" svg:x="5.299cm" svg:y="4.149cm">
          <draw:text-box>
            <text:p text:style-name="P3"><text:span text:style-name="T4">...</text:span></text:p>
          </draw:text-box>
        </draw:frame>
        <draw:frame draw:style-name="gr5" draw:text-style-name="P5" draw:layer="layout" svg:width="3.1cm" svg:height="1.099cm" svg:x="2.299cm" svg:y="7cm">
          <draw:text-box>
            <text:p text:style-name="P3"><text:span text:style-name="T5">Local Tag </text:span><text:span text:style-name="T10">þ</text:span><text:span text:style-name="T7">1</text:span></text:p>
          </draw:text-box>
        </draw:frame>
        <draw:custom-shape draw:style-name="gr1" draw:text-style-name="P1" draw:layer="layout" svg:width="2.7cm" svg:height="0.7cm" svg:x="5.399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5.199cm" svg:y="7.001cm">
          <draw:text-box>
            <text:p text:style-name="P3"><text:span text:style-name="T5">Local Tag </text:span><text:span text:style-name="T10">þ</text:span><text:span text:style-name="T8">2</text:span></text:p>
          </draw:text-box>
        </draw:frame>
        <draw:custom-shape draw:style-name="gr1" draw:text-style-name="P1" xml:id="id36" draw:id="id36" draw:layer="layout" svg:width="2.7cm" svg:height="0.7cm" svg:x="8.299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8.099cm" svg:y="7.001cm">
          <draw:text-box>
            <text:p text:style-name="P3"><text:span text:style-name="T5">Local Tag </text:span><text:span text:style-name="T10">þ</text:span><text:span text:style-name="T8">3</text:span></text:p>
          </draw:text-box>
        </draw:frame>
        <draw:custom-shape draw:style-name="gr1" draw:text-style-name="P1" xml:id="id35" draw:id="id35" draw:layer="layout" svg:width="2.7cm" svg:height="0.7cm" svg:x="5.4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5.199cm" svg:y="9.001cm">
          <draw:text-box>
            <text:p text:style-name="P3"><text:span text:style-name="T5">Local Tag </text:span><text:span text:style-name="T10">þ</text:span><text:span text:style-name="T9">P</text:span></text:p>
          </draw:text-box>
        </draw:frame>
        <draw:frame draw:style-name="gr4" draw:text-style-name="P4" draw:layer="layout" svg:width="3cm" svg:height="1.45cm" draw:transform="rotate (-1.57603231455088) translate (7.832cm 6.978cm)">
          <draw:text-box>
            <text:p text:style-name="P3"><text:span text:style-name="T4">...</text:span></text:p>
          </draw:text-box>
        </draw:frame>
        <draw:line draw:style-name="gr9" draw:text-style-name="P1" draw:layer="layout" svg:x1="4.399cm" svg:y1="6.199cm" svg:x2="4.399cm" svg:y2="7.099cm">
          <text:p/>
        </draw:line>
        <draw:line draw:style-name="gr9" draw:text-style-name="P1" draw:layer="layout" svg:x1="5.799cm" svg:y1="5.999cm" svg:x2="5.799cm" svg:y2="7.097cm">
          <text:p/>
        </draw:line>
        <draw:line draw:style-name="gr9" draw:text-style-name="P1" draw:layer="layout" svg:x1="9.249cm" svg:y1="6.198cm" svg:x2="9.249cm" svg:y2="7.098cm">
          <text:p/>
        </draw:line>
        <draw:line draw:style-name="gr9" draw:text-style-name="P1" draw:layer="layout" svg:x1="7.749cm" svg:y1="5.998cm" svg:x2="7.749cm" svg:y2="7.096cm">
          <text:p/>
        </draw:line>
        <draw:custom-shape draw:style-name="gr1" draw:text-style-name="P1" draw:layer="layout" svg:width="2.7cm" svg:height="0.7cm" svg:x="15.098cm" svg:y="16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8cm" svg:height="8.7cm" svg:x="14.598cm" svg:y="10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3cm" svg:height="1.5cm" svg:x="16.198cm" svg:y="10.998cm">
          <draw:text-box>
            <text:p><text:span text:style-name="T1">Open Data Portal </text:span><text:span text:style-name="T2">n</text:span></text:p>
          </draw:text-box>
        </draw:frame>
        <draw:custom-shape draw:style-name="gr2" draw:text-style-name="P1" xml:id="id34" draw:id="id34" draw:layer="layout" svg:width="3cm" svg:height="2.9cm" svg:x="15.598cm" svg:y="12.2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15.598cm" svg:y="12.998cm">
          <draw:text-box>
            <text:p text:style-name="P3"><text:span text:style-name="T1">Dataset </text:span></text:p>
            <text:p text:style-name="P3"><text:span text:style-name="T2">n</text:span><text:span text:style-name="T3">1</text:span></text:p>
          </draw:text-box>
        </draw:frame>
        <draw:custom-shape draw:style-name="gr2" draw:text-style-name="P1" draw:layer="layout" svg:width="3cm" svg:height="2.9cm" svg:x="20.197cm" svg:y="12.2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3cm" svg:height="2.061cm" svg:x="20.297cm" svg:y="12.997cm">
          <draw:text-box>
            <text:p text:style-name="P3"><text:span text:style-name="T1">Dataset </text:span></text:p>
            <text:p text:style-name="P3"><text:span text:style-name="T2">n</text:span><text:span text:style-name="T3">D</text:span></text:p>
          </draw:text-box>
        </draw:frame>
        <draw:frame draw:style-name="gr4" draw:text-style-name="P4" draw:layer="layout" svg:width="3cm" svg:height="1.45cm" svg:x="17.898cm" svg:y="13.148cm">
          <draw:text-box>
            <text:p text:style-name="P3"><text:span text:style-name="T4">...</text:span></text:p>
          </draw:text-box>
        </draw:frame>
        <draw:frame draw:style-name="gr5" draw:text-style-name="P5" draw:layer="layout" svg:width="3.1cm" svg:height="1.099cm" svg:x="14.898cm" svg:y="15.999cm">
          <draw:text-box>
            <text:p text:style-name="P3"><text:span text:style-name="T5">Local Tag </text:span><text:span text:style-name="T10">ŋ</text:span><text:span text:style-name="T7">1</text:span></text:p>
          </draw:text-box>
        </draw:frame>
        <draw:custom-shape draw:style-name="gr1" draw:text-style-name="P1" draw:layer="layout" svg:width="2.7cm" svg:height="0.7cm" svg:x="17.998cm" svg:y="16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17.798cm" svg:y="16cm">
          <draw:text-box>
            <text:p text:style-name="P3"><text:span text:style-name="T5">Local Tag </text:span><text:span text:style-name="T10">ŋ</text:span><text:span text:style-name="T8">2</text:span></text:p>
          </draw:text-box>
        </draw:frame>
        <draw:custom-shape draw:style-name="gr1" draw:text-style-name="P1" draw:layer="layout" svg:width="2.7cm" svg:height="0.7cm" svg:x="20.898cm" svg:y="16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20.698cm" svg:y="16cm">
          <draw:text-box>
            <text:p text:style-name="P3"><text:span text:style-name="T5">Local Tag </text:span><text:span text:style-name="T10">ŋ</text:span><text:span text:style-name="T8">3</text:span></text:p>
          </draw:text-box>
        </draw:frame>
        <draw:custom-shape draw:style-name="gr1" draw:text-style-name="P1" draw:layer="layout" svg:width="2.7cm" svg:height="0.7cm" svg:x="17.998cm" svg:y="18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cm" svg:height="1.099cm" svg:x="17.798cm" svg:y="18cm">
          <draw:text-box>
            <text:p text:style-name="P3"><text:span text:style-name="T5">Local Tag </text:span><text:span text:style-name="T10">ŋ</text:span><text:span text:style-name="T9">N</text:span></text:p>
          </draw:text-box>
        </draw:frame>
        <draw:frame draw:style-name="gr4" draw:text-style-name="P4" draw:layer="layout" svg:width="3cm" svg:height="1.45cm" draw:transform="rotate (-1.57603231455088) translate (20.431cm 15.977cm)">
          <draw:text-box>
            <text:p text:style-name="P3"><text:span text:style-name="T4">...</text:span></text:p>
          </draw:text-box>
        </draw:frame>
        <draw:line draw:style-name="gr9" draw:text-style-name="P1" draw:layer="layout" svg:x1="16.998cm" svg:y1="15.198cm" svg:x2="16.998cm" svg:y2="16.098cm">
          <text:p/>
        </draw:line>
        <draw:line draw:style-name="gr9" draw:text-style-name="P1" draw:layer="layout" svg:x1="18.398cm" svg:y1="14.998cm" svg:x2="18.398cm" svg:y2="16.096cm">
          <text:p/>
        </draw:line>
        <draw:line draw:style-name="gr9" draw:text-style-name="P1" draw:layer="layout" svg:x1="21.848cm" svg:y1="15.197cm" svg:x2="21.848cm" svg:y2="16.097cm">
          <text:p/>
        </draw:line>
        <draw:line draw:style-name="gr9" draw:text-style-name="P1" draw:layer="layout" svg:x1="20.348cm" svg:y1="14.997cm" svg:x2="20.348cm" svg:y2="16.095cm">
          <text:p/>
        </draw:line>
        <draw:custom-shape draw:style-name="gr6" draw:text-style-name="P1" draw:layer="layout" svg:width="3.1cm" svg:height="0.7cm" svg:x="3.03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2.838cm" svg:y="11.001cm">
          <draw:text-box>
            <text:p text:style-name="P3"><text:span text:style-name="T5">Remote Tag </text:span><text:span text:style-name="T6">μ</text:span><text:span text:style-name="T7">1</text:span></text:p>
          </draw:text-box>
        </draw:frame>
        <draw:custom-shape draw:style-name="gr6" draw:text-style-name="P1" draw:layer="layout" svg:width="3.1cm" svg:height="0.7cm" svg:x="3.03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2.838cm" svg:y="12.002cm">
          <draw:text-box>
            <text:p text:style-name="P3"><text:span text:style-name="T5">Remote Tag </text:span><text:span text:style-name="T6">μ</text:span><text:span text:style-name="T8">2</text:span></text:p>
          </draw:text-box>
        </draw:frame>
        <draw:custom-shape draw:style-name="gr6" draw:text-style-name="P1" draw:layer="layout" svg:width="3.1cm" svg:height="0.7cm" svg:x="3.038cm" svg:y="1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2.838cm" svg:y="13.002cm">
          <draw:text-box>
            <text:p text:style-name="P3"><text:span text:style-name="T5">Remote Tag </text:span><text:span text:style-name="T6">μ</text:span><text:span text:style-name="T8">3</text:span></text:p>
          </draw:text-box>
        </draw:frame>
        <draw:custom-shape draw:style-name="gr6" draw:text-style-name="P1" draw:layer="layout" svg:width="3.1cm" svg:height="0.7cm" svg:x="3.03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2.838cm" svg:y="15.002cm">
          <draw:text-box>
            <text:p text:style-name="P3"><text:span text:style-name="T5">Remote Tag </text:span><text:span text:style-name="T6">μ</text:span><text:span text:style-name="T8">M</text:span></text:p>
          </draw:text-box>
        </draw:frame>
        <draw:frame draw:style-name="gr3" draw:text-style-name="P12" draw:layer="layout" svg:width="5.001cm" svg:height="1.5cm" svg:x="1.88cm" svg:y="17.4cm">
          <draw:text-box>
            <text:p text:style-name="P3"><text:span text:style-name="T23">Partner ODP </text:span><text:span text:style-name="T24">m</text:span></text:p>
          </draw:text-box>
        </draw:frame>
        <draw:path draw:style-name="gr7" draw:text-style-name="P1" draw:layer="layout" svg:width="2.963cm" svg:height="1.731cm" draw:transform="skewX (-0.0844739357965255) rotate (-2.18829381615049) translate (6.31629131251934cm 8.68215729899217cm)" svg:viewBox="0 0 2964 1732" svg:d="M2964 0c-2084 1-2964 1732-2964 1732">
          <text:p/>
        </draw:path>
        <draw:frame draw:style-name="gr22" draw:text-style-name="P13" draw:layer="layout" svg:width="3.5cm" svg:height="1.322cm" svg:x="2cm" svg:y="7.924cm">
          <draw:text-box>
            <text:p text:style-name="P7"><text:span text:style-name="T12">&lt;owl:sameAs&gt;</text:span></text:p>
          </draw:text-box>
        </draw:frame>
        <draw:frame draw:style-name="gr11" draw:text-style-name="P8" draw:layer="layout" svg:width="3.5cm" svg:height="0.954cm" svg:x="2cm" svg:y="8.625cm">
          <draw:text-box>
            <text:p text:style-name="P7"><text:span text:style-name="T12">&lt;skos:broader&gt;</text:span></text:p>
          </draw:text-box>
        </draw:frame>
        <draw:frame draw:style-name="gr11" draw:text-style-name="P8" draw:layer="layout" svg:width="3.7cm" svg:height="0.954cm" svg:x="2cm" svg:y="9.303cm">
          <draw:text-box>
            <text:p text:style-name="P7"><text:span text:style-name="T12">&lt;skos:narrower&gt;</text:span></text:p>
          </draw:text-box>
        </draw:frame>
        <draw:frame draw:style-name="gr4" draw:text-style-name="P4" draw:layer="layout" svg:width="3cm" svg:height="1.45cm" svg:x="1.899cm" svg:y="9.249cm">
          <draw:text-box>
            <text:p text:style-name="P3"><text:span text:style-name="T4">...</text:span></text:p>
          </draw:text-box>
        </draw:frame>
        <draw:custom-shape draw:style-name="gr23" draw:text-style-name="P1" draw:layer="layout" svg:width="3.733cm" svg:height="1.5cm" draw:transform="rotate (-0.329692695701729) translate (11.41cm 15.28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9.099cm" svg:height="1.5cm" draw:transform="rotate (0.363028484414821) translate (6.162cm 12.121cm)">
          <text:p/>
          <draw:enhanced-geometry svg:viewBox="0 0 21600 21600" draw:mirror-horizontal="false" draw:mirror-vertical="false" draw:text-areas="?f7 ?f0 21600 ?f2" draw:type="left-arrow" draw:modifiers="1860.92307692308 6000.7994670219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4cm" svg:height="7.5cm" svg:x="7.101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3" draw:id="id33" draw:layer="layout" svg:width="3.1cm" svg:height="0.7cm" svg:x="7.538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7.338cm" svg:y="11.001cm">
          <draw:text-box>
            <text:p text:style-name="P3"><text:span text:style-name="T5">Remote Tag </text:span><text:span text:style-name="T10">ŋ</text:span><text:span text:style-name="T7">1</text:span></text:p>
          </draw:text-box>
        </draw:frame>
        <draw:custom-shape draw:style-name="gr6" draw:text-style-name="P1" draw:layer="layout" svg:width="3.1cm" svg:height="0.7cm" svg:x="7.53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7.338cm" svg:y="12.002cm">
          <draw:text-box>
            <text:p text:style-name="P3"><text:span text:style-name="T5">Remote Tag </text:span><text:span text:style-name="T10">ŋ</text:span><text:span text:style-name="T8">2</text:span></text:p>
          </draw:text-box>
        </draw:frame>
        <draw:custom-shape draw:style-name="gr6" draw:text-style-name="P1" draw:layer="layout" svg:width="3.1cm" svg:height="0.7cm" svg:x="7.538cm" svg:y="1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7.338cm" svg:y="13.002cm">
          <draw:text-box>
            <text:p text:style-name="P3"><text:span text:style-name="T5">Remote Tag </text:span><text:span text:style-name="T10">ŋ</text:span><text:span text:style-name="T8">3</text:span></text:p>
          </draw:text-box>
        </draw:frame>
        <draw:custom-shape draw:style-name="gr6" draw:text-style-name="P1" draw:layer="layout" svg:width="3.1cm" svg:height="0.7cm" svg:x="7.53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4cm" svg:height="1.099cm" svg:x="7.338cm" svg:y="15.002cm">
          <draw:text-box>
            <text:p text:style-name="P3"><text:span text:style-name="T5">Remote Tag </text:span><text:span text:style-name="T6">μ</text:span><text:span text:style-name="T8">N</text:span></text:p>
          </draw:text-box>
        </draw:frame>
        <draw:connector draw:style-name="gr10" draw:text-style-name="P1" draw:layer="layout" draw:type="curve" svg:x1="10.638cm" svg:y1="11.45cm" svg:x2="15.598cm" svg:y2="13.748cm" draw:start-shape="id33" draw:start-glue-point="1" draw:end-shape="id34" draw:end-glue-point="6" svg:d="M10638 11450c3721 0 1242 2298 4960 2298" svg:viewBox="0 0 4961 2299">
          <text:p/>
        </draw:connector>
        <draw:path draw:style-name="gr24" draw:text-style-name="P1" draw:layer="layout" svg:width="10.858cm" svg:height="2.197cm" draw:transform="rotate (0.340688269989293) translate (5.36553554249146cm 9.02823493517418cm)" svg:viewBox="0 0 10859 2198" svg:d="M0 2198c8382 1 10859-2198 10859-2198l-34 94">
          <text:p/>
        </draw:path>
        <draw:path draw:style-name="gr7" draw:text-style-name="P1" draw:layer="layout" svg:width="1.234cm" svg:height="0.588cm" draw:transform="skewX (-0.0591666616426078) rotate (0.434412450821389) translate (6.12999997963969cm 13.5999999621552cm)" svg:viewBox="0 0 1235 589" svg:d="M0 0c712 0 1235 589 1235 589">
          <text:p/>
        </draw:path>
        <draw:frame draw:style-name="gr3" draw:text-style-name="P12" draw:layer="layout" svg:width="5.001cm" svg:height="1.5cm" svg:x="6.381cm" svg:y="17.4cm">
          <draw:text-box>
            <text:p text:style-name="P3"><text:span text:style-name="T23">Partner ODP </text:span><text:span text:style-name="T24">n</text:span></text:p>
          </draw:text-box>
        </draw:frame>
        <draw:frame draw:style-name="gr11" draw:text-style-name="P8" draw:layer="layout" svg:width="3.7cm" svg:height="0.954cm" svg:x="12.3cm" svg:y="16.303cm">
          <draw:text-box>
            <text:p text:style-name="P7"><text:span text:style-name="T12">pull Tags</text:span></text:p>
          </draw:text-box>
        </draw:frame>
        <draw:frame draw:style-name="gr11" draw:text-style-name="P8" draw:layer="layout" svg:width="3.7cm" svg:height="0.954cm" svg:x="11.64cm" svg:y="7.503cm">
          <draw:text-box>
            <text:p text:style-name="P7"><text:span text:style-name="T12">Retrieve Content</text:span></text:p>
          </draw:text-box>
        </draw:frame>
        <draw:frame draw:style-name="gr11" draw:text-style-name="P8" draw:layer="layout" svg:width="3.7cm" svg:height="0.954cm" svg:x="12.3cm" svg:y="9.803cm">
          <draw:text-box>
            <text:p text:style-name="P7"><text:span text:style-name="T12">pull Tags</text:span></text:p>
          </draw:text-box>
        </draw:frame>
        <draw:frame draw:style-name="gr11" draw:text-style-name="P8" draw:layer="layout" svg:width="3.7cm" svg:height="0.954cm" svg:x="11.64cm" svg:y="12.203cm">
          <draw:text-box>
            <text:p text:style-name="P7"><text:span text:style-name="T12">Retrieve Content</text:span></text:p>
          </draw:text-box>
        </draw:frame>
        <draw:connector draw:style-name="gr7" draw:text-style-name="P1" draw:layer="layout" draw:type="curve" svg:x1="6.75cm" svg:y1="9.1cm" svg:x2="9.649cm" svg:y2="7.8cm" draw:start-shape="id35" draw:start-glue-point="0" draw:end-shape="id36" draw:end-glue-point="2" svg:d="M6750 9100c0-973 2899-324 2899-1300" svg:viewBox="0 0 2900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Roman101" svg:font-family="LMRoman10"/>
    <style:font-face style:name="LMRoman102" svg:font-family="LMRoman10" style:font-adornments="Regular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LMRoman10" svg:font-family="LMRoman10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WenQuanYi Micro Hei2" svg:font-family="'WenQuanYi Micro Hei'" style:font-pitch="variable"/>
    <style:font-face style:name="durselinvenice2015" svg:font-family="durselinvenice2015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 </meta:initial-creator>
    <meta:creation-date>2015-07-03T10:43:47</meta:creation-date>
    <dc:date>2016-04-01T15:06:15.714954833</dc:date>
    <meta:editing-duration>PT12H37M</meta:editing-duration>
    <meta:editing-cycles>49</meta:editing-cycles>
    <meta:generator>LibreOffice/4.2.8.2$Linux_X86_64 LibreOffice_project/420m0$Build-2</meta:generator>
    <meta:document-statistic meta:object-count="262"/>
  </office:meta>
</office:document-meta>
</file>